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Cave" style:family="table">
      <style:table-properties style:width="6.6931in" table:align="center"/>
    </style:style>
    <style:style style:name="Cave.A" style:family="table-column">
      <style:table-column-properties style:column-width="0.8632in"/>
    </style:style>
    <style:style style:name="Cave.B" style:family="table-column">
      <style:table-column-properties style:column-width="5.8299in"/>
    </style:style>
    <style:style style:name="Cave.1" style:family="table-row">
      <style:table-row-properties style:min-row-height="0.0042in" fo:background-color="transparent">
        <style:background-image/>
      </style:table-row-properties>
    </style:style>
    <style:style style:name="Cave.A1" style:family="table-cell">
      <style:table-cell-properties fo:background-color="#dbe9f3" fo:padding="0.0382in" fo:border="none">
        <style:background-image/>
      </style:table-cell-properties>
    </style:style>
    <style:style style:name="Cave.A2" style:family="table-cell">
      <style:table-cell-properties fo:padding="0.0382in" fo:border="none"/>
    </style:style>
    <style:style style:name="Cave.B2" style:family="table-cell">
      <style:table-cell-properties fo:padding="0.0382in" fo:border="none"/>
    </style:style>
    <style:style style:name="Allergie" style:family="table">
      <style:table-properties style:width="6.6931in" table:align="center"/>
    </style:style>
    <style:style style:name="Allergie.A" style:family="table-column">
      <style:table-column-properties style:column-width="0.8632in"/>
    </style:style>
    <style:style style:name="Allergie.B" style:family="table-column">
      <style:table-column-properties style:column-width="5.8299in"/>
    </style:style>
    <style:style style:name="Allergie.1" style:family="table-row">
      <style:table-row-properties style:min-row-height="0.0042in" fo:background-color="transparent">
        <style:background-image/>
      </style:table-row-properties>
    </style:style>
    <style:style style:name="Allergie.A1" style:family="table-cell">
      <style:table-cell-properties fo:background-color="#dbe9f3" fo:padding="0.0382in" fo:border="none">
        <style:background-image/>
      </style:table-cell-properties>
    </style:style>
    <style:style style:name="Allergie.A2" style:family="table-cell">
      <style:table-cell-properties fo:padding="0.0382in" fo:border="none"/>
    </style:style>
    <style:style style:name="Allergie.B2" style:family="table-cell">
      <style:table-cell-properties fo:padding="0.0382in" fo:border="none"/>
    </style:style>
    <style:style style:name="DauerdiagnosenAktiv" style:family="table">
      <style:table-properties style:width="6.6931in" table:align="center"/>
    </style:style>
    <style:style style:name="DauerdiagnosenAktiv.A" style:family="table-column">
      <style:table-column-properties style:column-width="0.8632in"/>
    </style:style>
    <style:style style:name="DauerdiagnosenAktiv.B" style:family="table-column">
      <style:table-column-properties style:column-width="5.8299in"/>
    </style:style>
    <style:style style:name="DauerdiagnosenAktiv.1" style:family="table-row">
      <style:table-row-properties style:min-row-height="0.0042in" fo:background-color="transparent">
        <style:background-image/>
      </style:table-row-properties>
    </style:style>
    <style:style style:name="DauerdiagnosenAktiv.A1" style:family="table-cell">
      <style:table-cell-properties fo:background-color="#dbe9f3" fo:padding="0.0382in" fo:border="none">
        <style:background-image/>
      </style:table-cell-properties>
    </style:style>
    <style:style style:name="DauerdiagnosenAktiv.A2" style:family="table-cell">
      <style:table-cell-properties fo:padding="0.0382in" fo:border="none"/>
    </style:style>
    <style:style style:name="DauerdiagnosenAktiv.B2" style:family="table-cell">
      <style:table-cell-properties fo:padding="0.0382in" fo:border="none"/>
    </style:style>
    <style:style style:name="Dauerdiagnosen" style:family="table">
      <style:table-properties style:width="6.6931in" table:align="center"/>
    </style:style>
    <style:style style:name="Dauerdiagnosen.A" style:family="table-column">
      <style:table-column-properties style:column-width="0.8632in"/>
    </style:style>
    <style:style style:name="Dauerdiagnosen.B" style:family="table-column">
      <style:table-column-properties style:column-width="5.8299in"/>
    </style:style>
    <style:style style:name="Dauerdiagnosen.1" style:family="table-row">
      <style:table-row-properties style:min-row-height="0.1826in" fo:background-color="transparent">
        <style:background-image/>
      </style:table-row-properties>
    </style:style>
    <style:style style:name="Dauerdiagnosen.A1" style:family="table-cell">
      <style:table-cell-properties fo:background-color="#dbe9f3" fo:padding="0.0382in" fo:border="none">
        <style:background-image/>
      </style:table-cell-properties>
    </style:style>
    <style:style style:name="Dauerdiagnosen.A2" style:family="table-cell">
      <style:table-cell-properties fo:padding="0.0382in" fo:border="none"/>
    </style:style>
    <style:style style:name="Dauerdiagnosen.B2" style:family="table-cell">
      <style:table-cell-properties fo:padding="0.0382in" fo:border="none"/>
    </style:style>
    <style:style style:name="Akutdiagnosen" style:family="table">
      <style:table-properties style:width="6.6931in" table:align="center"/>
    </style:style>
    <style:style style:name="Akutdiagnosen.A" style:family="table-column">
      <style:table-column-properties style:column-width="0.8632in"/>
    </style:style>
    <style:style style:name="Akutdiagnosen.B" style:family="table-column">
      <style:table-column-properties style:column-width="5.8299in"/>
    </style:style>
    <style:style style:name="Akutdiagnosen.1" style:family="table-row">
      <style:table-row-properties style:min-row-height="0.0042in" fo:background-color="transparent">
        <style:background-image/>
      </style:table-row-properties>
    </style:style>
    <style:style style:name="Akutdiagnosen.A1" style:family="table-cell">
      <style:table-cell-properties fo:background-color="#dbe9f3" fo:padding="0.0382in" fo:border="none">
        <style:background-image/>
      </style:table-cell-properties>
    </style:style>
    <style:style style:name="Akutdiagnosen.A2" style:family="table-cell">
      <style:table-cell-properties fo:padding="0.0382in" fo:border="none"/>
    </style:style>
    <style:style style:name="Akutdiagnosen.B2" style:family="table-cell">
      <style:table-cell-properties fo:padding="0.0382in" fo:border="none"/>
    </style:style>
    <style:style style:name="alle" style:family="table">
      <style:table-properties style:width="6.6931in" table:align="center"/>
    </style:style>
    <style:style style:name="alle.A" style:family="table-column">
      <style:table-column-properties style:column-width="0.8632in"/>
    </style:style>
    <style:style style:name="alle.B" style:family="table-column">
      <style:table-column-properties style:column-width="5.8299in"/>
    </style:style>
    <style:style style:name="alle.1" style:family="table-row">
      <style:table-row-properties style:min-row-height="0.0042in" fo:background-color="transparent">
        <style:background-image/>
      </style:table-row-properties>
    </style:style>
    <style:style style:name="alle.A1" style:family="table-cell">
      <style:table-cell-properties fo:background-color="#dbe9f3" fo:padding="0.0382in" fo:border="none">
        <style:background-image/>
      </style:table-cell-properties>
    </style:style>
    <style:style style:name="alle.A2" style:family="table-cell">
      <style:table-cell-properties fo:padding="0.0382in" fo:border="none"/>
    </style:style>
    <style:style style:name="alle.B2" style:family="table-cell">
      <style:table-cell-properties fo:padding="0.0382in" fo:border="none"/>
    </style:style>
    <style:style style:name="P1" style:family="paragraph" style:parent-style-name="Normal" style:master-page-name="MP0">
      <style:paragraph-properties style:page-number="auto" fo:break-before="page"/>
      <style:text-properties officeooo:rsid="00216bd6" officeooo:paragraph-rsid="00216bd6"/>
    </style:style>
    <style:style style:name="P2" style:family="paragraph" style:parent-style-name="Normal">
      <style:text-properties officeooo:rsid="00216bd6" officeooo:paragraph-rsid="00216bd6"/>
    </style:style>
    <style:style style:name="P3" style:family="paragraph" style:parent-style-name="Normal">
      <style:text-properties officeooo:paragraph-rsid="001eea56"/>
    </style:style>
    <style:style style:name="P4" style:family="paragraph" style:parent-style-name="Normal">
      <style:text-properties officeooo:paragraph-rsid="00216bd6"/>
    </style:style>
    <style:style style:name="P5" style:family="paragraph" style:parent-style-name="Normal">
      <style:text-properties officeooo:paragraph-rsid="00154d79"/>
    </style:style>
    <style:style style:name="P6" style:family="paragraph" style:parent-style-name="Text_20_body">
      <style:paragraph-properties fo:margin-left="0.4925in" fo:margin-right="0in" fo:line-height="100%" fo:text-indent="0in" style:auto-text-indent="false"/>
      <style:text-properties fo:color="#000000" loext:opacity="100%" officeooo:paragraph-rsid="0015fedf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Arial" fo:font-size="8pt" officeooo:paragraph-rsid="0015fedf" style:font-size-asian="8pt" style:font-size-complex="8pt"/>
    </style:style>
    <style:style style:name="P8" style:family="paragraph" style:parent-style-name="Normal" style:master-page-name="">
      <loext:graphic-properties draw:fill="none"/>
      <style:paragraph-properties fo:margin-left="0in" fo:margin-right="0in" fo:line-height="100%" fo:hyphenation-ladder-count="no-limit" fo:hyphenation-keep="auto" loext:hyphenation-keep-type="column" loext:hyphenation-keep-line="false" fo:text-indent="0in" style:auto-text-indent="false" style:page-number="auto" fo:background-color="transparent"/>
      <style:text-properties fo:color="#000000" loext:opacity="100%" officeooo:paragraph-rsid="001ad530" fo:hyphenate="false" loext:hyphenation-no-caps="false" loext:hyphenation-no-last-word="false" loext:hyphenation-word-char-count="no-limit" loext:hyphenation-zone="no-limit"/>
    </style:style>
    <style:style style:name="P9" style:family="paragraph" style:parent-style-name="Normal">
      <loext:graphic-properties draw:fill="none"/>
      <style:paragraph-properties fo:margin-left="0in" fo:margin-right="0in" fo:line-height="100%" fo:hyphenation-ladder-count="no-limit" fo:hyphenation-keep="auto" loext:hyphenation-keep-type="column" loext:hyphenation-keep-line="false" fo:text-indent="0in" style:auto-text-indent="false" fo:background-color="transparent"/>
      <style:text-properties fo:color="#000000" loext:opacity="100%" officeooo:paragraph-rsid="001ad530" fo:hyphenate="false" loext:hyphenation-no-caps="false" loext:hyphenation-no-last-word="false" loext:hyphenation-word-char-count="no-limit" loext:hyphenation-zone="no-limit"/>
    </style:style>
    <style:style style:name="P10" style:family="paragraph" style:parent-style-name="Text_20_body">
      <style:paragraph-properties fo:margin-left="0.4925in" fo:margin-right="0in" fo:line-height="100%" fo:text-indent="0in" style:auto-text-indent="false"/>
      <style:text-properties fo:color="#000000" loext:opacity="100%" officeooo:paragraph-rsid="001da286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Arial" fo:font-size="8pt" officeooo:paragraph-rsid="001da286" style:font-size-asian="8pt" style:font-size-complex="8pt"/>
    </style:style>
    <style:style style:name="P12" style:family="paragraph" style:parent-style-name="Text_20_body">
      <style:paragraph-properties fo:margin-left="0.4925in" fo:margin-right="0in" fo:line-height="100%" fo:text-indent="0in" style:auto-text-indent="false"/>
      <style:text-properties fo:color="#000000" loext:opacity="100%" officeooo:paragraph-rsid="001c5fc2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Arial" fo:font-size="8pt" officeooo:paragraph-rsid="001c5fc2" style:font-size-asian="8pt" style:font-size-complex="8pt"/>
    </style:style>
    <style:style style:name="P14" style:family="paragraph" style:parent-style-name="Normal">
      <style:text-properties fo:color="#000000" loext:opacity="100%"/>
    </style:style>
    <style:style style:name="P15" style:family="paragraph" style:parent-style-name="Normal" style:master-page-name="">
      <loext:graphic-properties draw:fill="none"/>
      <style:paragraph-properties fo:margin-left="0in" fo:margin-right="0in" fo:margin-top="0in" fo:margin-bottom="0.0972in" style:contextual-spacing="false" fo:line-height="100%" fo:hyphenation-ladder-count="no-limit" fo:hyphenation-keep="auto" loext:hyphenation-keep-type="column" loext:hyphenation-keep-line="false" fo:text-indent="0in" style:auto-text-indent="false" style:page-number="auto" fo:background-color="transparent">
        <style:tab-stops/>
      </style:paragraph-properties>
      <style:text-properties fo:color="#000000" loext:opacity="100%" officeooo:paragraph-rsid="001f4a7f" fo:hyphenate="false" loext:hyphenation-no-caps="false" loext:hyphenation-no-last-word="false" loext:hyphenation-word-char-count="no-limit" loext:hyphenation-zone="no-limit"/>
    </style:style>
    <style:style style:name="P16" style:family="paragraph" style:parent-style-name="Text_20_body">
      <style:paragraph-properties fo:margin-left="0.4925in" fo:margin-right="0in" fo:line-height="100%" fo:text-indent="0in" style:auto-text-indent="false"/>
      <style:text-properties fo:color="#000000" loext:opacity="100%" officeooo:paragraph-rsid="001f4a7f"/>
    </style:style>
    <style:style style:name="P17" style:family="paragraph" style:parent-style-name="Text_20_body">
      <style:paragraph-properties fo:margin-left="0.4925in" fo:margin-right="0in" fo:line-height="100%" fo:text-indent="0in" style:auto-text-indent="false"/>
      <style:text-properties fo:color="#000000" loext:opacity="100%" fo:font-size="8pt" fo:font-style="italic" fo:font-weight="bold" officeooo:paragraph-rsid="001f4a7f" style:font-size-asian="8pt" style:font-style-asian="italic" style:font-weight-asian="bold" style:font-size-complex="8pt" style:font-style-complex="italic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Arial" fo:font-size="8pt" officeooo:paragraph-rsid="001f4a7f" style:font-size-asian="8pt" style:font-size-complex="8pt"/>
    </style:style>
    <style:style style:name="T1" style:family="text">
      <style:text-properties officeooo:rsid="00216bd6"/>
    </style:style>
    <style:style style:name="T2" style:family="text">
      <style:text-properties fo:font-family="Calibri" style:font-style-name="Italic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bb7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ientennummer: </text:p>
      <text:p text:style-name="P2">${Patient.nummer}</text:p>
      <text:p text:style-name="P3"/>
      <text:p text:style-name="P3"/>
      <text:p text:style-name="P3"/>
      <text:p text:style-name="P3"/>
      <text:p text:style-name="Normal"/>
      <text:p text:style-name="Normal"/>
      <text:p text:style-name="Normal"/>
      <text:p text:style-name="Normal">MEDIZINISCHE KURZZUSAMMENFASSUNG (KI) – Eingabe</text:p>
      <text:p text:style-name="Normal"/>
      <text:p text:style-name="Normal">Patient:</text:p>
      <text:p text:style-name="P4">- <text:span text:style-name="T1">Patientennummer: ${Patient.nummer}</text:span></text:p>
      <text:p text:style-name="P5">- Name: <text:span text:style-name="T2">${Patient.titel} ${Patient.vorname} ${Patient.nachname}</text:span></text:p>
      <text:p text:style-name="Normal">- Geburtsdatum: ${Patient.geburtsdatum(format=TT.MM.JJJJ)}</text:p>
      <text:p text:style-name="Normal">- Geschlecht/Alter: ${Patient.geschlecht} / ${Patient.alter}</text:p>
      <text:p text:style-name="Normal"/>
      <text:p text:style-name="Normal">CAVE: </text:p>
      <text:p text:style-name="P6"><text:s/>${<text:span text:style-name="T3">Karteikarte.caveEintraege(max=</text:span><text:span text:style-name="T4">99</text:span><text:span text:style-name="T3">):Cave</text:span>}</text:p>
      <table:table table:name="Cave" table:style-name="Cave">
        <table:table-column table:style-name="Cave.A"/>
        <table:table-column table:style-name="Cave.B"/>
        <table:table-row table:style-name="Cave.1">
          <table:table-cell table:style-name="Cave.A1" office:value-type="string">
            <text:p text:style-name="P7">x</text:p>
          </table:table-cell>
          <table:table-cell table:style-name="Cave.A1" office:value-type="string">
            <text:p text:style-name="P7">x</text:p>
          </table:table-cell>
        </table:table-row>
        <table:table-row>
          <table:table-cell table:style-name="Cave.A2" office:value-type="string">
            <text:p text:style-name="P7">x</text:p>
          </table:table-cell>
          <table:table-cell table:style-name="Cave.B2" office:value-type="string">
            <text:p text:style-name="P7">x</text:p>
          </table:table-cell>
        </table:table-row>
      </table:table>
      <text:p text:style-name="P8"/>
      <text:p text:style-name="P9">Allergien:</text:p>
      <text:p text:style-name="P6">${<text:span text:style-name="T3">Karteikarte.allergieEintraege(max=</text:span><text:span text:style-name="T4">99</text:span><text:span text:style-name="T3">):Allergie</text:span>}</text:p>
      <table:table table:name="Allergie" table:style-name="Allergie">
        <table:table-column table:style-name="Allergie.A"/>
        <table:table-column table:style-name="Allergie.B"/>
        <table:table-row table:style-name="Allergie.1">
          <table:table-cell table:style-name="Allergie.A1" office:value-type="string">
            <text:p text:style-name="P7">x</text:p>
          </table:table-cell>
          <table:table-cell table:style-name="Allergie.A1" office:value-type="string">
            <text:p text:style-name="P7">x</text:p>
          </table:table-cell>
        </table:table-row>
        <table:table-row>
          <table:table-cell table:style-name="Allergie.A2" office:value-type="string">
            <text:p text:style-name="P7">x</text:p>
          </table:table-cell>
          <table:table-cell table:style-name="Allergie.B2" office:value-type="string">
            <text:p text:style-name="P7">x</text:p>
          </table:table-cell>
        </table:table-row>
      </table:table>
      <text:p text:style-name="P6"/>
      <text:p text:style-name="Normal">Dauerdiagnosen (aktiv):</text:p>
      <text:p text:style-name="P10">${<text:span text:style-name="T3">Diagnosen.aktiveDauerhafte():DauerdiagnosenAktiv</text:span>}</text:p>
      <table:table table:name="DauerdiagnosenAktiv" table:style-name="DauerdiagnosenAktiv">
        <table:table-column table:style-name="DauerdiagnosenAktiv.A"/>
        <table:table-column table:style-name="DauerdiagnosenAktiv.B"/>
        <table:table-row table:style-name="DauerdiagnosenAktiv.1">
          <table:table-cell table:style-name="DauerdiagnosenAktiv.A1" office:value-type="string">
            <text:p text:style-name="P11">x</text:p>
          </table:table-cell>
          <table:table-cell table:style-name="DauerdiagnosenAktiv.A1" office:value-type="string">
            <text:p text:style-name="P11">x</text:p>
          </table:table-cell>
        </table:table-row>
        <table:table-row>
          <table:table-cell table:style-name="DauerdiagnosenAktiv.A2" office:value-type="string">
            <text:p text:style-name="P11">x</text:p>
          </table:table-cell>
          <table:table-cell table:style-name="DauerdiagnosenAktiv.B2" office:value-type="string">
            <text:p text:style-name="P11">x</text:p>
          </table:table-cell>
        </table:table-row>
      </table:table>
      <text:p text:style-name="P10"/>
      <text:p text:style-name="Normal"/>
      <text:p text:style-name="Normal">Weitere Dauerdiagnosen (gesamt):</text:p>
      <text:p text:style-name="P12">${<text:span text:style-name="T3">Diagnosen.alleDauerhaften():Dauerdiagnosen</text:span>}</text:p>
      <table:table table:name="Dauerdiagnosen" table:style-name="Dauerdiagnosen">
        <table:table-column table:style-name="Dauerdiagnosen.A"/>
        <table:table-column table:style-name="Dauerdiagnosen.B"/>
        <table:table-row table:style-name="Dauerdiagnosen.1">
          <table:table-cell table:style-name="Dauerdiagnosen.A1" office:value-type="string">
            <text:p text:style-name="P13">x</text:p>
          </table:table-cell>
          <table:table-cell table:style-name="Dauerdiagnosen.A1" office:value-type="string">
            <text:p text:style-name="P13">x</text:p>
          </table:table-cell>
        </table:table-row>
        <table:table-row>
          <table:table-cell table:style-name="Dauerdiagnosen.A2" office:value-type="string">
            <text:p text:style-name="P13">x</text:p>
          </table:table-cell>
          <table:table-cell table:style-name="Dauerdiagnosen.B2" office:value-type="string">
            <text:p text:style-name="P13">x</text:p>
          </table:table-cell>
        </table:table-row>
      </table:table>
      <text:p text:style-name="P12"/>
      <text:p text:style-name="Normal"/>
      <text:p text:style-name="Normal">Akutdiagnosen (aktuell/Verlauf, falls vorhanden):</text:p>
      <text:p text:style-name="P12">${<text:span text:style-name="T3">Diagnosen.alleAkuten():Akutdiagnosen</text:span>}</text:p>
      <table:table table:name="Akutdiagnosen" table:style-name="Akutdiagnosen">
        <table:table-column table:style-name="Akutdiagnosen.A"/>
        <table:table-column table:style-name="Akutdiagnosen.B"/>
        <table:table-row table:style-name="Akutdiagnosen.1">
          <table:table-cell table:style-name="Akutdiagnosen.A1" office:value-type="string">
            <text:p text:style-name="P13">x</text:p>
          </table:table-cell>
          <table:table-cell table:style-name="Akutdiagnosen.A1" office:value-type="string">
            <text:p text:style-name="P13">x</text:p>
          </table:table-cell>
        </table:table-row>
        <table:table-row>
          <table:table-cell table:style-name="Akutdiagnosen.A2" office:value-type="string">
            <text:p text:style-name="P13">x</text:p>
          </table:table-cell>
          <table:table-cell table:style-name="Akutdiagnosen.B2" office:value-type="string">
            <text:p text:style-name="P13">x</text:p>
          </table:table-cell>
        </table:table-row>
      </table:table>
      <text:p text:style-name="P12"/>
      <text:p text:style-name="Normal"/>
      <text:p text:style-name="P14"/>
      <text:p text:style-name="P15">&lt;&lt;&lt; KARTEIKARTE &gt;&gt;&gt;</text:p>
      <text:p text:style-name="P16">${<text:span text:style-name="T3">Karteikarte.alleEintraege():alle</text:span>}</text:p>
      <text:p text:style-name="P17"><text:soft-page-break/></text:p>
      <table:table table:name="alle" table:style-name="alle">
        <table:table-column table:style-name="alle.A"/>
        <table:table-column table:style-name="alle.B"/>
        <table:table-row table:style-name="alle.1">
          <table:table-cell table:style-name="alle.A1" office:value-type="string">
            <text:p text:style-name="P18">x</text:p>
          </table:table-cell>
          <table:table-cell table:style-name="alle.A1" office:value-type="string">
            <text:p text:style-name="P18">x</text:p>
          </table:table-cell>
        </table:table-row>
        <table:table-row>
          <table:table-cell table:style-name="alle.A2" office:value-type="string">
            <text:p text:style-name="P18">x</text:p>
          </table:table-cell>
          <table:table-cell table:style-name="alle.B2" office:value-type="string">
            <text:p text:style-name="P18">x</text:p>
          </table:table-cell>
        </table:table-row>
      </table:table>
      <text:p text:style-name="P16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209in" svg:stroke-color="#042433" svg:stroke-opacity="100%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color="#034e7d" loext:opacity="100%" style:font-name="Arial1" fo:font-family="Arial" style:font-family-generic="swiss" style:font-pitch="variable" fo:font-size="20pt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.4925in" fo:margin-top="0in" fo:margin-bottom="0.0972in" style:contextual-spacing="false" fo:hyphenation-ladder-count="no-limit" fo:hyphenation-keep="auto" loext:hyphenation-keep-type="column" loext:hyphenation-keep-line="false">
        <style:tab-stops/>
      </style:paragraph-properties>
      <style:text-properties fo:color="#000000" loext:opacity="100%"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 loext:hyphenation-keep-line="false"/>
      <style:text-properties style:font-name="Arial1" fo:font-family="Arial" style:font-family-generic="swiss" style:font-pitch="variable" fo:font-size="20pt" fo:font-weight="bold" style:font-name-asian="Arial1" style:font-family-asian="Arial" style:font-family-generic-asian="swiss" style:font-pitch-asian="variable" style:font-size-asian="20pt" style:font-weight-asian="bold" style:font-name-complex="Arial1" style:font-family-complex="Arial" style:font-family-generic-complex="swiss" style:font-pitch-complex="variable" style:font-size-complex="20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weight-asian="bold" style:font-name-complex="Arial1" style:font-family-complex="Arial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in" style:contextual-spacing="false" fo:hyphenation-ladder-count="no-limit" fo:hyphenation-keep="auto" loext:hyphenation-keep-type="column" loext:hyphenation-keep-line="false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hyphenation-ladder-count="no-limit" fo:hyphenation-keep="auto" loext:hyphenation-keep-type="column" loext:hyphenation-keep-line="false" text:number-lines="false" text:line-number="0"/>
      <style:text-properties fo:color="#800000" loext:opacity="100%" style:font-name="Courier New" fo:font-family="'Courier New'" style:font-family-generic="modern" style:font-pitch="fixed" fo:font-size="8pt" style:font-name-asian="Courier New" style:font-family-asian="'Courier New'" style:font-family-generic-asian="modern" style:font-pitch-asian="fixed" style:font-size-asian="8pt" style:font-name-complex="Courier New" style:font-family-complex="'Courier New'" style:font-family-generic-complex="modern" style:font-pitch-complex="fixed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meta:creation-date>2024-07-24T16:57:00Z</meta:creation-date>
    <dc:date>2026-01-28T18:56:59.979881000</dc:date>
    <meta:editing-cycles>15</meta:editing-cycles>
    <meta:editing-duration>PT14M5S</meta:editing-duration>
    <meta:document-statistic meta:table-count="6" meta:image-count="0" meta:object-count="0" meta:page-count="2" meta:paragraph-count="44" meta:word-count="67" meta:character-count="730" meta:non-whitespace-character-count="703"/>
    <meta:template xlink:type="simple" xlink:actuate="onRequest" xlink:title="" xlink:href="Normal.dotm"/>
  </office:meta>
</office:document-meta>
</file>